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63d19" officeooo:paragraph-rsid="00063d1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abf1" officeooo:paragraph-rsid="000bab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63aa" officeooo:paragraph-rsid="000d63a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0213b" officeooo:paragraph-rsid="0010213b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1ac7f1" officeooo:paragraph-rsid="001ac7f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f82dd" officeooo:paragraph-rsid="001f82d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37540" officeooo:paragraph-rsid="00237540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0514b9" officeooo:paragraph-rsid="000514b9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a914f" officeooo:paragraph-rsid="000a914f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d63aa" officeooo:paragraph-rsid="000d63a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63aa" officeooo:paragraph-rsid="000d63aa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0dc26b" officeooo:paragraph-rsid="000dc26b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0e5bf2" officeooo:paragraph-rsid="000e5bf2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01449" officeooo:paragraph-rsid="0010144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01449" officeooo:paragraph-rsid="00101449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0334" officeooo:paragraph-rsid="00120334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49e8e" officeooo:paragraph-rsid="00149e8e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4bb67" officeooo:paragraph-rsid="0014bb67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7d648" officeooo:paragraph-rsid="0017d648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9a704" officeooo:paragraph-rsid="0019a70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9a704" officeooo:paragraph-rsid="0019a704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bc1e8" officeooo:paragraph-rsid="001bc1e8" style:font-style-asian="normal" style:font-weight-asian="normal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da840" officeooo:paragraph-rsid="001da84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da840" officeooo:paragraph-rsid="001da840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e0fa4" officeooo:paragraph-rsid="001e0fa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e0fa4" officeooo:paragraph-rsid="001e0fa4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1dbba" officeooo:paragraph-rsid="0021dbb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1dbba" officeooo:paragraph-rsid="0021dbba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37540" officeooo:paragraph-rsid="0023754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237540" officeooo:paragraph-rsid="00237540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37540" officeooo:paragraph-rsid="00237540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0pt" fo:font-weight="normal" officeooo:rsid="000a914f" officeooo:paragraph-rsid="000a914f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0a914f"/>
    </style:style>
    <style:style style:name="P34" style:family="paragraph" style:parent-style-name="Standard">
      <style:paragraph-properties fo:text-align="start" style:justify-single-word="false"/>
      <style:text-properties officeooo:paragraph-rsid="000a914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a840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914f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2pt" fo:font-style="normal" fo:font-weight="normal" officeooo:rsid="000a914f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style:font-style-asian="normal" style:font-style-complex="normal"/>
    </style:style>
    <style:style style:name="T9" style:family="text">
      <style:text-properties fo:font-size="10pt" fo:font-style="italic" style:font-style-asian="italic" style:font-style-complex="italic"/>
    </style:style>
    <style:style style:name="T10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da8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ils - Form Basics</text:p>
      <text:p text:style-name="P8"/>
      <text:p text:style-name="P1">Forms in HTML</text:p>
      <text:list xml:id="list2850816749" text:style-name="L1">
        <text:list-item>
          <text:p text:style-name="P9">A form in HTML resembles:</text:p>
          <text:list>
            <text:list-header>
              <text:p text:style-name="P32">&lt;<text:span text:style-name="T1">form action='/somepath' method='post'&gt;</text:span></text:p>
              <text:list>
                <text:list-header>
                  <text:p text:style-name="P32"><text:span text:style-name="T1">&lt;input type='text'&gt;</text:span></text:p>
                  <text:p text:style-name="P32"><text:span text:style-name="T1">&lt;!-- other input types --&gt;</text:span></text:p>
                  <text:p text:style-name="P32"><text:span text:style-name="T1">&lt;input type='submit' value='Submit this form'&gt;</text:span></text:p>
                </text:list-header>
              </text:list>
              <text:p text:style-name="P32"><text:span text:style-name="T1">&lt;/form&gt;</text:span></text:p>
              <text:p text:style-name="P32"><text:span text:style-name="T1"/></text:p>
            </text:list-header>
            <text:list-item>
              <text:p text:style-name="P9">There are a variety of input tags to choose from such as <text:span text:style-name="T1">button, checkbox, date, hidden, password, radio</text:span><text:span text:style-name="T4">.</text:span></text:p>
            </text:list-item>
            <text:list-item>
              <text:p text:style-name="P33"><text:span text:style-name="T7">The full list here: </text:span><text:a xlink:type="simple" xlink:href="https://www.w3schools.com/html/html_form_input_types.asp" text:style-name="Internet_20_link" text:visited-style-name="Visited_20_Internet_20_Link"><text:span text:style-name="T7">List of Input Tags - Forms</text:span></text:a></text:p>
            </text:list-item>
          </text:list>
        </text:list-item>
      </text:list>
      <text:p text:style-name="P34"><text:span text:style-name="T7"/></text:p>
      <text:p text:style-name="P2"><text:span text:style-name="T5">V</text:span><text:span text:style-name="T4">iewing Your Form Submission</text:span></text:p>
      <text:list xml:id="list1623318833" text:style-name="L2">
        <text:list-item>
          <text:p text:style-name="P10"><text:span text:style-name="T4">To see what your form submits to Rails, open </text:span><text:span text:style-name="T9">rails server <text:s/></text:span><text:span text:style-name="T4">to see the output that gets printed to the console.</text:span></text:p>
        </text:list-item>
        <text:list-item>
          <text:p text:style-name="P10"><text:span text:style-name="T4">Whenever a basic form is submitted, it should include lines such as: http request, processing by controller, and parameters.</text:span></text:p>
          <text:list>
            <text:list-item>
              <text:p text:style-name="P10"><text:span text:style-name="T4">The first line tells which HTTP method was used and which route the form went to.</text:span></text:p>
            </text:list-item>
            <text:list-item>
              <text:p text:style-name="P10"><text:span text:style-name="T4">The second line tells us which controller and action the form will be handled by.</text:span></text:p>
            </text:list-item>
            <text:list-item>
              <text:p text:style-name="P10"><text:span text:style-name="T4">The third line will contain all information that will be in the </text:span><text:span text:style-name="T9">params </text:span><text:span text:style-name="T4">hash for the controller to use.</text:span></text:p>
            </text:list-item>
          </text:list>
        </text:list-item>
      </text:list>
      <text:p text:style-name="P11"><text:span text:style-name="T4"/></text:p>
      <text:p text:style-name="P3"><text:span text:style-name="T4">Rails Forms</text:span></text:p>
      <text:list xml:id="list3827060251" text:style-name="L3">
        <text:list-item>
          <text:p text:style-name="P12"><text:span text:style-name="T4">You cannot build plain vanilla forms in Rails views. It will cause an error or time out.</text:span></text:p>
          <text:list>
            <text:list-item>
              <text:p text:style-name="P12"><text:span text:style-name="T4">This is how Rails by default, protects the application from </text:span><text:span text:style-name="T6">cross-site request forgery </text:span><text:span text:style-name="T4">(csrf) attacks.</text:span></text:p>
            </text:list-item>
            <text:list-item>
              <text:p text:style-name="P13"><text:span text:style-name="T4">Rails will require you to verify that the form was actually submitted from a page you generated. This is done with an </text:span><text:span text:style-name="T6">authenticity token</text:span><text:span text:style-name="T4"> which helps Rails match the form with your session and the application.</text:span></text:p>
              <text:p text:style-name="P13"><text:span text:style-name="T4"/></text:p>
            </text:list-item>
          </text:list>
        </text:list-item>
        <text:list-item>
          <text:p text:style-name="P14"><text:span text:style-name="T4">Rails provides you a method to generate an authenticity token with: </text:span><text:span text:style-name="T9">form_authenticity_token</text:span></text:p>
          <text:list>
            <text:list-item>
              <text:p text:style-name="P14"><text:span text:style-name="T4">It will looks something like: </text:span></text:p>
              <text:list>
                <text:list-header>
                  <text:p text:style-name="P14"><text:span text:style-name="T9">&lt;input type='hidden' name='authenticity_token' value="&lt;%= form_authenticity_token %&gt;"&gt;</text:span></text:p>
                </text:list-header>
              </text:list>
            </text:list-item>
          </text:list>
        </text:list-item>
      </text:list>
      <text:p text:style-name="P15"/>
      <text:p text:style-name="P4">Making Forms into Params</text:p>
      <text:list xml:id="list3188228988" text:style-name="L4">
        <text:list-item>
          <text:p text:style-name="P16">Each input is structured differently, but all input tags has a <text:span text:style-name="T9">name </text:span>attribute.</text:p>
          <text:list>
            <text:list-item>
              <text:p text:style-name="P16">The <text:span text:style-name="T10">name </text:span>attribute tells Rails what it should call the information entered in the input field when it creates the <text:span text:style-name="T9">params </text:span>hash.</text:p>
              <text:list>
                <text:list-item>
                  <text:p text:style-name="P17">example: <text:span text:style-name="T9">&lt;input type='text' name='description'&gt; </text:span>will result in the <text:span text:style-name="T9">params </text:span>hash having a key called description that you can access inside your controller.</text:p>
                </text:list-item>
              </text:list>
            </text:list-item>
          </text:list>
        </text:list-item>
        <text:list-item>
          <text:p text:style-name="P18">Using the <text:span text:style-name="T3">name</text:span> attribute lets you nest form data into hashes which neatly arranges the data into groups that can be accessed separately by the controller.</text:p>
          <text:list>
            <text:list-item>
              <text:p text:style-name="P18">Using hard brackets within the <text:span text:style-name="T3">name</text:span> attribute nests data.</text:p>
              <text:list>
                <text:list-item>
                  <text:p text:style-name="P18">example: <text:span text:style-name="T9">&lt;input type='text' name="user[first_name]"&gt;</text:span></text:p>
                </text:list-item>
                <text:list-item>
                  <text:p text:style-name="P19">Inputs with <text:span text:style-name="T9">user[var_name]</text:span> will be transformed into a nested hash under the :user key.</text:p>
                </text:list-item>
              </text:list>
            </text:list-item>
            <text:list-item>
              <text:p text:style-name="P20">Specific parameters of the <text:span text:style-name="T9">params</text:span> hash can be accessed like: <text:span text:style-name="T9">params[:user][:email]</text:span></text:p>
            </text:list-item>
          </text:list>
        </text:list-item>
      </text:list>
      <text:p text:style-name="P21"><text:soft-page-break/><text:span text:style-name="T8"/></text:p>
      <text:p text:style-name="P5">Form Helpers: form_with</text:p>
      <text:list xml:id="list2458745919" text:style-name="L5">
        <text:list-item>
          <text:p text:style-name="P22">Th<text:span text:style-name="T11">e </text:span><text:span text:style-name="T2">form_with</text:span><text:span text:style-name="T11"> helper provided by Rails helps automate some parts of creating forms.</text:span></text:p>
        </text:list-item>
      </text:list>
      <text:p text:style-name="P24"/>
      <text:list xml:id="list144904522331279" text:continue-numbering="true" text:style-name="L5">
        <text:list-item>
          <text:p text:style-name="P23">The <text:span text:style-name="T1">form_with</text:span> helper takes a block representing all inputs to the form. It also takes care of the CSRF security token by automatically creating the hidden input necessary.</text:p>
          <text:list>
            <text:list-item>
              <text:p text:style-name="P23">The <text:span text:style-name="T1">form_with</text:span> helper then can be passed arguments to tell it which path to submit to (default is current page) and which method to use.</text:p>
            </text:list-item>
            <text:list-item>
              <text:p text:style-name="P23">Within the <text:span text:style-name="T1">form_with</text:span> helper, there are tag helpers that create specific tags for you, such as <text:span text:style-name="T1">text_field_tag</text:span>. </text:p>
            </text:list-item>
          </text:list>
        </text:list-item>
        <text:list-item>
          <text:p text:style-name="P25">Some things to keep in mind with <text:span text:style-name="T1">form_with</text:span></text:p>
          <text:list>
            <text:list-item>
              <text:p text:style-name="P25">The ID of the inputs matches the name.</text:p>
            </text:list-item>
            <text:list-item>
              <text:p text:style-name="P25">The second line ends with <text:span text:style-name="T1">as JS</text:span> rather than <text:span text:style-name="T1">as HTML</text:span> when you look at your output in your console after submitting the form. By default, all forms using <text:span text:style-name="T1">form_with</text:span> will submit data using an XHR (Ajax) request.</text:p>
              <text:list>
                <text:list-item>
                  <text:p text:style-name="P25">This means a full request cycle doesn't occur and the page doesn't reload when the form is submitted. To disable to this, include <text:span text:style-name="T9">local: true</text:span> when building your form.</text:p>
                </text:list-item>
              </text:list>
            </text:list-item>
          </text:list>
        </text:list-item>
      </text:list>
      <text:p text:style-name="P26"/>
      <text:p text:style-name="P6">Using Models With Form_with Helper</text:p>
      <text:list xml:id="list3756559057" text:style-name="L6">
        <text:list-item>
          <text:p text:style-name="P27">Pass a model to <text:span text:style-name="T1">form_with</text:span> to make the form submit to the URL for that object.</text:p>
          <text:list>
            <text:list-item>
              <text:p text:style-name="P27">example: passing <text:span text:style-name="T9">model: @article </text:span>to <text:span text:style-name="T1">form_with</text:span> will submit to the URL for creating an Article.</text:p>
            </text:list-item>
            <text:list-item>
              <text:p text:style-name="P27">The <text:span text:style-name="T1">#new</text:span> action in controller creates a new (unsaved) instance of your object and passes it to the view. </text:p>
              <text:list>
                <text:list-item>
                  <text:p text:style-name="P27">In that view, will be the form to fill out the object and a submit button which sends a response with method: post and use <text:span text:style-name="T1">#create</text:span> action in controller.</text:p>
                </text:list-item>
              </text:list>
            </text:list-item>
          </text:list>
        </text:list-item>
      </text:list>
      <text:p text:style-name="P28"/>
      <text:list xml:id="list144903097973725" text:continue-numbering="true" text:style-name="L6">
        <text:list-item>
          <text:p text:style-name="P29">The <text:span text:style-name="T1">form_with</text:span> will also check if the model article has been saved yet.</text:p>
          <text:list>
            <text:list-item>
              <text:p text:style-name="P29">If it is a new object, it will send the form to your <text:span text:style-name="T1">#create</text:span> action.</text:p>
            </text:list-item>
            <text:list-item>
              <text:p text:style-name="P29">If it is an existing object, it will send the form to you <text:span text:style-name="T1">#update </text:span>action.</text:p>
            </text:list-item>
          </text:list>
        </text:list-item>
      </text:list>
      <text:p text:style-name="P30"/>
      <text:p text:style-name="P7">Deprecated Form Helpers: form_tag and form_for</text:p>
      <text:list xml:id="list1544965146" text:style-name="L7"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3:30:16.775678149</meta:creation-date>
    <meta:generator>LibreOffice/6.4.7.2$Linux_X86_64 LibreOffice_project/40$Build-2</meta:generator>
    <dc:date>2021-12-16T14:49:02.784629561</dc:date>
    <meta:editing-duration>PT58M13S</meta:editing-duration>
    <meta:editing-cycles>25</meta:editing-cycles>
    <meta:document-statistic meta:table-count="0" meta:image-count="0" meta:object-count="0" meta:page-count="2" meta:paragraph-count="53" meta:word-count="716" meta:character-count="4038" meta:non-whitespace-character-count="3414"/>
  </office:meta>
</office:document-meta>
</file>